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fo:min-height="0.131cm"/>
    </style:style>
    <style:style style:name="gr2" style:family="graphic" style:parent-style-name="standard">
      <style:graphic-properties draw:stroke="none" svg:stroke-color="#000000" draw:fill="solid" draw:fill-color="#cccccc" fo:min-height="0.7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09cm"/>
    </style:style>
    <style:style style:name="gr5" style:family="graphic" style:parent-style-name="standard">
      <style:graphic-properties draw:stroke="none" svg:stroke-color="#000000" draw:fill="none" draw:fill-color="#ffffff" fo:min-height="2.925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stroke="none" svg:stroke-color="#000000" draw:fill="none" draw:fill-color="#ffffff" fo:min-height="3.556cm"/>
    </style:style>
    <style:style style:name="gr8" style:family="graphic" style:parent-style-name="standard">
      <style:graphic-properties draw:stroke="none" svg:stroke-color="#000000" draw:fill="solid" draw:fill-color="#cccccc" fo:min-height="0.766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stroke="none" svg:stroke-color="#000000" draw:fill="none" draw:fill-color="#ffffff" fo:min-height="1.028cm"/>
    </style:style>
    <style:style style:name="P1" style:family="paragraph">
      <loext:graphic-properties draw:fill="solid" draw:fill-color="#ccccc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96cm" svg:height="0.962cm" svg:x="9.382cm" svg:y="1.381cm">
          <draw:text-box>
            <text:p>Purchaseable Item</text:p>
          </draw:text-box>
        </draw:frame>
        <draw:frame draw:style-name="gr2" draw:text-style-name="P1" xml:id="id1" draw:id="id1" draw:layer="layout" svg:width="3.048cm" svg:height="0.962cm" svg:x="4.81cm" svg:y="7.096cm">
          <draw:text-box>
            <text:p>Camera</text:p>
          </draw:text-box>
        </draw:frame>
        <draw:frame draw:style-name="gr2" draw:text-style-name="P1" xml:id="id3" draw:id="id3" draw:layer="layout" svg:width="2.159cm" svg:height="0.962cm" svg:x="11.414cm" svg:y="5.191cm">
          <draw:text-box>
            <text:p>Body</text:p>
          </draw:text-box>
        </draw:frame>
        <draw:frame draw:style-name="gr2" draw:text-style-name="P1" xml:id="id4" draw:id="id4" draw:layer="layout" svg:width="1.905cm" svg:height="0.962cm" svg:x="18.272cm" svg:y="5.191cm">
          <draw:text-box>
            <text:p>Lens</text:p>
          </draw:text-box>
        </draw:frame>
        <draw:connector draw:style-name="gr3" draw:text-style-name="P2" draw:layer="layout" draw:type="line" svg:x1="6.334cm" svg:y1="7.096cm" svg:x2="12.43cm" svg:y2="2.343cm" draw:start-shape="id1" draw:start-glue-point="0" draw:end-shape="id2" draw:end-glue-point="2" svg:d="M6334 7096l6096-4753" svg:viewBox="0 0 6097 4754">
          <text:p/>
        </draw:connector>
        <draw:connector draw:style-name="gr3" draw:text-style-name="P2" draw:layer="layout" draw:type="line" svg:x1="12.43cm" svg:y1="2.343cm" svg:x2="12.493cm" svg:y2="5.191cm" draw:start-shape="id2" draw:start-glue-point="2" draw:end-shape="id3" draw:end-glue-point="0" svg:d="M12430 2343l63 2848" svg:viewBox="0 0 64 2849">
          <text:p/>
        </draw:connector>
        <draw:connector draw:style-name="gr3" draw:text-style-name="P2" draw:layer="layout" draw:type="line" svg:x1="19.224cm" svg:y1="5.191cm" svg:x2="12.43cm" svg:y2="2.343cm" draw:start-shape="id4" draw:start-glue-point="0" draw:end-shape="id2" draw:end-glue-point="2" svg:d="M19224 5191l-6794-2848" svg:viewBox="0 0 6795 2849">
          <text:p/>
        </draw:connector>
        <draw:frame draw:style-name="gr2" draw:text-style-name="P1" xml:id="id5" draw:id="id5" draw:layer="layout" svg:width="1.905cm" svg:height="0.962cm" svg:x="2.143cm" svg:y="11.468cm">
          <draw:text-box>
            <text:p>SLR</text:p>
          </draw:text-box>
        </draw:frame>
        <draw:frame draw:style-name="gr2" draw:text-style-name="P1" xml:id="id6" draw:id="id6" draw:layer="layout" svg:width="2.286cm" svg:height="0.962cm" svg:x="6.588cm" svg:y="11.541cm">
          <draw:text-box>
            <text:p>Digital</text:p>
          </draw:text-box>
        </draw:frame>
        <draw:frame draw:style-name="gr2" draw:text-style-name="P1" xml:id="id7" draw:id="id7" draw:layer="layout" svg:width="4.445cm" svg:height="0.962cm" svg:x="11.795cm" svg:y="11.414cm">
          <draw:text-box>
            <text:p>Large-Format</text:p>
          </draw:text-box>
        </draw:frame>
        <draw:connector draw:style-name="gr3" draw:text-style-name="P2" draw:layer="layout" draw:type="line" svg:x1="6.334cm" svg:y1="8.058cm" svg:x2="3.095cm" svg:y2="11.468cm" draw:start-shape="id1" draw:start-glue-point="2" draw:end-shape="id5" draw:end-glue-point="0" svg:d="M6334 8058l-3239 3410" svg:viewBox="0 0 3240 3411">
          <text:p/>
        </draw:connector>
        <draw:connector draw:style-name="gr3" draw:text-style-name="P2" draw:layer="layout" draw:type="line" svg:x1="7.731cm" svg:y1="11.541cm" svg:x2="6.334cm" svg:y2="8.058cm" draw:start-shape="id6" draw:start-glue-point="0" draw:end-shape="id1" draw:end-glue-point="2" svg:d="M7731 11541l-1397-3483" svg:viewBox="0 0 1398 3484">
          <text:p/>
        </draw:connector>
        <draw:connector draw:style-name="gr3" draw:text-style-name="P2" draw:layer="layout" draw:type="line" svg:x1="14.017cm" svg:y1="11.414cm" svg:x2="6.334cm" svg:y2="8.058cm" draw:start-shape="id7" draw:start-glue-point="0" draw:end-shape="id1" draw:end-glue-point="2" svg:d="M14017 11414l-7683-3356" svg:viewBox="0 0 7684 3357">
          <text:p/>
        </draw:connector>
        <draw:frame draw:style-name="gr4" draw:text-style-name="P3" draw:layer="layout" svg:width="5.969cm" svg:height="2.159cm" svg:x="15.732cm" svg:y="1.254cm">
          <draw:text-box>
            <text:p>Properties:</text:p>
            <text:p><text:span text:style-name="T1">cost (Money)</text:span></text:p>
          </draw:text-box>
        </draw:frame>
        <draw:frame draw:style-name="gr5" draw:text-style-name="P3" draw:layer="layout" svg:width="6.604cm" svg:height="3.175cm" svg:x="1cm" svg:y="3.794cm">
          <draw:text-box>
            <text:p>Properties:</text:p>
            <text:p>lens (Lens)</text:p>
            <text:p>body (Body)</text:p>
            <text:p>viewFinder (V<text:span text:style-name="T1">iewer)</text:span></text:p>
          </draw:text-box>
        </draw:frame>
        <draw:frame draw:style-name="gr6" draw:text-style-name="P3" draw:layer="layout" svg:width="6.985cm" svg:height="2.384cm" svg:x="10.144cm" svg:y="6.236cm">
          <draw:text-box>
            <text:p>Properties:</text:p>
            <text:p><text:span text:style-name="T1">shutter-speed (Range)</text:span></text:p>
          </draw:text-box>
        </draw:frame>
        <draw:frame draw:style-name="gr6" draw:text-style-name="P3" draw:layer="layout" svg:width="6.985cm" svg:height="3.095cm" svg:x="17.002cm" svg:y="6.236cm">
          <draw:text-box>
            <text:p>Properties:</text:p>
            <text:p><text:span text:style-name="T1">aperture (xsd:string)</text:span></text:p>
            <text:p><text:span text:style-name="T1">size (xsd:string)</text:span></text:p>
            <text:p><text:span text:style-name="T1">compatibleWith (Body)</text:span></text:p>
          </draw:text-box>
        </draw:frame>
        <draw:frame draw:style-name="gr6" draw:text-style-name="P3" draw:layer="layout" svg:width="9.017cm" svg:height="2.384cm" svg:x="1.127cm" svg:y="12.459cm">
          <draw:text-box>
            <text:p>Properties:</text:p>
            <text:p><text:span text:style-name="T1">viewFinder</text:span></text:p>
            <text:p><text:span text:style-name="T1">(hasValue #ThroughTheLens)</text:span></text:p>
          </draw:text-box>
        </draw:frame>
        <draw:frame draw:style-name="gr7" draw:text-style-name="P3" draw:layer="layout" svg:width="12.446cm" svg:height="3.806cm" svg:x="11.795cm" svg:y="12.43cm">
          <draw:text-box>
            <text:p>Properties:</text:p>
            <text:p><text:span text:style-name="T1">body (allValuesFrom BodyWithNonAdjustableShutterSpeed)</text:span></text:p>
          </draw:text-box>
        </draw:frame>
        <draw:frame draw:style-name="gr2" draw:text-style-name="P1" draw:layer="layout" svg:width="2.413cm" svg:height="0.962cm" svg:x="9.812cm" svg:y="17.891cm">
          <draw:text-box>
            <text:p>Range</text:p>
          </draw:text-box>
        </draw:frame>
        <draw:frame draw:style-name="gr2" draw:text-style-name="P1" draw:layer="layout" svg:width="2.54cm" svg:height="0.962cm" svg:x="1.635cm" svg:y="17.891cm">
          <draw:text-box>
            <text:p>Money</text:p>
          </draw:text-box>
        </draw:frame>
        <draw:frame draw:style-name="gr8" draw:text-style-name="P1" draw:layer="layout" svg:width="2.667cm" svg:height="1.016cm" svg:x="17.462cm" svg:y="17.891cm">
          <draw:text-box>
            <text:p>Viewer</text:p>
          </draw:text-box>
        </draw:frame>
        <draw:frame draw:style-name="gr6" draw:text-style-name="P3" draw:layer="layout" svg:width="6.731cm" svg:height="2.384cm" svg:x="1cm" svg:y="18.907cm">
          <draw:text-box>
            <text:p>Properties:</text:p>
            <text:p><text:span text:style-name="T1">rdf:value (rdfs:Literal)</text:span></text:p>
            <text:p><text:span text:style-name="T1">currency (xsd:string)</text:span></text:p>
          </draw:text-box>
        </draw:frame>
        <draw:frame draw:style-name="gr9" draw:text-style-name="P3" draw:layer="layout" svg:width="5.461cm" svg:height="3.095cm" svg:x="9.321cm" svg:y="18.934cm">
          <draw:text-box>
            <text:p>Properties:</text:p>
            <text:p><text:span text:style-name="T1">min (xsd:float)</text:span></text:p>
            <text:p><text:span text:style-name="T1">max (xsd:float)</text:span></text:p>
            <text:p><text:span text:style-name="T1">units (xsd:string)</text:span></text:p>
          </draw:text-box>
        </draw:frame>
        <draw:frame draw:style-name="gr9" draw:text-style-name="P3" draw:layer="layout" svg:width="8.066cm" svg:height="3.095cm" svg:x="16.316cm" svg:y="18.934cm">
          <draw:text-box>
            <text:p>oneOf:</text:p>
            <text:p>#ThroughTheLens</text:p>
            <text:p>#WindowOnTopOfCamera</text:p>
          </draw:text-box>
        </draw:frame>
        <draw:frame draw:style-name="gr10" draw:text-style-name="P3" draw:layer="layout" svg:width="19.798cm" svg:height="1.278cm" svg:x="3.162cm" svg:y="22.582cm">
          <draw:text-box>
            <text:p><text:span text:style-name="T2">Equivalence Relationships: aperture </text:span><text:span text:style-name="T3">≈ </text:span><text:span text:style-name="T4">f-stop, </text:span><text:span text:style-name="T2">size </text:span><text:span text:style-name="T3">≈ focal-leng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7-17T18:42:32.871894486</dc:date>
    <meta:editing-duration>PT38M6S</meta:editing-duration>
    <meta:editing-cycles>10</meta:editing-cycles>
    <meta:generator>LibreOffice/6.0.7.3$Linux_X86_64 LibreOffice_project/00m0$Build-3</meta:generator>
    <meta:document-statistic meta:object-count="26"/>
  </office:meta>
</office:document-meta>
</file>